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B000001066DDD7CB7295BFD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41cm" fo:min-width="0.19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ourier" fo:font-size="6pt" style:font-size-asian="6pt" style:font-size-complex="6pt"/>
    </style:style>
    <style:style style:name="T1" style:family="text">
      <style:text-properties style:font-name="Courier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999cm" svg:height="3.066cm" svg:x="0.001cm" svg:y="0.194cm">
          <draw:image xlink:href="Pictures/10000201000001AB000001066DDD7CB7295BFD0C.png" xlink:type="simple" xlink:show="embed" xlink:actuate="onLoad">
            <text:p/>
          </draw:image>
        </draw:frame>
        <draw:custom-shape draw:style-name="gr2" draw:text-style-name="P2" draw:layer="layout" svg:width="1.03cm" svg:height="0.98cm" svg:x="3.11cm" svg:y="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915cm" svg:height="0.767cm" svg:x="1.84cm" svg:y="0.393cm">
          <draw:text-box>
            <text:p><text:span text:style-name="T1">def direct(angles):</text:span><text:span text:style-name="T1"><text:line-break/></text:span><text:span text:style-name="T1"> <text:s text:c="3"/>return matrix</text:span></text:p>
          </draw:text-box>
        </draw:frame>
        <draw:path draw:style-name="gr4" draw:text-style-name="P2" draw:layer="layout" svg:width="2.454cm" svg:height="0.481cm" draw:transform="rotate (0.289899188756258) translate (1.08999999790756cm 0.729999992985524cm)" svg:viewBox="0 0 2455 482" svg:d="M0 0c1889 0 2455 482 2455 482">
          <text:p/>
        </draw:path>
        <draw:line draw:style-name="gr5" draw:text-style-name="P2" draw:layer="layout" svg:x1="3.82cm" svg:y1="1.04cm" svg:x2="3.78cm" svg:y2="1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0:57:32.469134469</meta:creation-date>
    <dc:date>2020-09-10T10:15:45.720907928</dc:date>
    <meta:editing-duration>PT52M48S</meta:editing-duration>
    <meta:editing-cycles>10</meta:editing-cycles>
    <meta:generator>LibreOffice/6.0.7.3$Linux_X86_64 LibreOffice_project/00m0$Build-3</meta:generator>
    <meta:document-statistic meta:object-count="5"/>
  </office:meta>
</office:document-meta>
</file>